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eb0a" officeooo:paragraph-rsid="001eeb0a"/>
    </style:style>
    <style:style style:name="P2" style:family="paragraph" style:parent-style-name="Standard">
      <style:text-properties officeooo:rsid="001eeb0a" officeooo:paragraph-rsid="001eeb0a"/>
    </style:style>
    <style:style style:name="P3" style:family="paragraph" style:parent-style-name="Standard">
      <style:text-properties officeooo:rsid="001fd652" officeooo:paragraph-rsid="001fd652"/>
    </style:style>
    <style:style style:name="P4" style:family="paragraph" style:parent-style-name="Standard">
      <style:text-properties officeooo:rsid="0020281c" officeooo:paragraph-rsid="001fd652"/>
    </style:style>
    <style:style style:name="P5" style:family="paragraph" style:parent-style-name="Standard">
      <style:text-properties officeooo:rsid="0020281c" officeooo:paragraph-rsid="0020281c"/>
    </style:style>
    <style:style style:name="P6" style:family="paragraph" style:parent-style-name="Standard">
      <style:paragraph-properties fo:text-align="center" style:justify-single-word="false"/>
      <style:text-properties officeooo:rsid="0020281c" officeooo:paragraph-rsid="0020281c"/>
    </style:style>
    <style:style style:name="P7" style:family="paragraph" style:parent-style-name="Standard">
      <style:paragraph-properties fo:text-align="start" style:justify-single-word="false"/>
      <style:text-properties officeooo:rsid="0020281c" officeooo:paragraph-rsid="0020281c"/>
    </style:style>
    <style:style style:name="P8" style:family="paragraph" style:parent-style-name="Standard" style:list-style-name="L2">
      <style:paragraph-properties fo:text-align="start" style:justify-single-word="false"/>
      <style:text-properties officeooo:rsid="0020281c" officeooo:paragraph-rsid="0020281c"/>
    </style:style>
    <style:style style:name="P9" style:family="paragraph" style:parent-style-name="Standard" style:list-style-name="L2">
      <style:paragraph-properties fo:text-align="start" style:justify-single-word="false"/>
      <style:text-properties officeooo:rsid="00207559" officeooo:paragraph-rsid="00207559"/>
    </style:style>
    <style:style style:name="P10" style:family="paragraph" style:parent-style-name="Standard">
      <style:text-properties officeooo:rsid="00207559" officeooo:paragraph-rsid="00207559"/>
    </style:style>
    <style:style style:name="T1" style:family="text">
      <style:text-properties officeooo:rsid="0020281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07559"/>
    </style:style>
    <style:style style:name="T4" style:family="text">
      <style:text-properties officeooo:rsid="0021ad5a"/>
    </style:style>
    <style:style style:name="T5" style:family="text">
      <style:text-properties officeooo:rsid="0023108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utomatização S-SEBI:</text:p>
      <text:p text:style-name="P10"/>
      <text:p text:style-name="P1">No S-SEBI, uma das variáveis mais abstratas envolvidas no cálculo é a fração evaporativa (Λ), que é dada pela seguinte fórmula:<text:line-break/><text:line-break/></text:p>
      <text:p text:style-name="P1"/>
      <text:p text:style-name="P1"/>
      <text:p text:style-name="P1"/>
      <text:p text:style-name="P1"><text:tab/>Entretanto, para o cálculo de LE <text:s/>e H é necessário ter o valor de <text:s/>Λ previamente. Assim, a fração evaporativa pode ser calculada da seguinte forma (para cada pixel):</text:p>
      <text:p text:style-name="P1"/>
      <text:p text:style-name="P1"/>
      <text:p text:style-name="P1"/>
      <text:p text:style-name="P3">onde Ts é a temperatura da superfície, Th e TLE são as temperaturas correspondentes aos contrastes de seca e umidade para um certo valor de albedo <text:span text:style-name="T1">(Figura 1)</text:span>. <text:span text:style-name="T1">Aplica-se então a regressão linear em pontos na região das retas Hmáx e LEmin para se obter as equações das retas que representam os limites superiores (máximos) e inferiores (mínimos).</text:span></text:p>
      <text:p text:style-name="P3"/>
      <text:p text:style-name="P3"/>
      <text:p text:style-name="P4"/>
      <text:p text:style-name="P5"/>
      <text:p text:style-name="P6"><text:span text:style-name="T2">Figura 1</text:span>- Representação esquemática do gráfico de dispersão de temperatura da</text:p>
      <text:p text:style-name="P6">superfície e albedo (nível de reflectância) e as retas limite (Método por exaustão).</text:p>
      <text:p text:style-name="P6"/>
      <text:p text:style-name="P7"><text:tab/>Na Figura 1 as retas foram calculados através do método de exaustão, onde <text:span text:style-name="T3">a razão Temperatura/Albedo foi primeiramente plotada e os coeficientes das retas foram calculados pelo método de exaustão, ou seja, à mão.</text:span></text:p>
      <text:p text:style-name="P7"/>
      <text:p text:style-name="P7"><text:tab/>O método encontrado para automatizar esse cálculo foi:</text:p>
      <text:list xml:id="list4837293954444417995" text:style-name="L2">
        <text:list-item>
          <text:p text:style-name="P8">Consideramos as temperaturas cujo albedo variem de 0,0 à 0,1 <text:span text:style-name="T3">(faixa A)</text:span> ou 0,75 à 1,0 <text:span text:style-name="T3">(faixa B)</text:span>;</text:p>
        </text:list-item>
        <text:list-item>
          <text:p text:style-name="P9">De cada faixa, pega-se os 20 maiores e os 20 menores valores de temperatura, resultando em 4 valores de temperatura (chamaremos y1, y2 para as temperaturas alta e baixa, respectivamente, da faixa A e y3, y4 para as temperaturas alta e baixa, respectivamente, da faixa B);</text:p>
        </text:list-item>
        <text:list-item>
          <text:p text:style-name="P9">Nesse ponto já se tem todos os valores de todas as ordenadas de um par ordenado, resta agora os valores das abscissas. <text:span text:style-name="T5">Por convenção, p</text:span>ara a faixa A, considera-se x1 = 0,1; para a faixa B, considera-se x2 = 0,9;</text:p>
        </text:list-item>
        <text:list-item>
          <text:p text:style-name="P9">Agora, tem-se os pares ordenados <text:span text:style-name="T4">(x1,y1), (x1,y2), (x2,y3), (x2,y4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1T12:40:55.154310274</meta:creation-date>
    <meta:editing-duration>PT3H1M9S</meta:editing-duration>
    <meta:editing-cycles>4</meta:editing-cycles>
    <meta:generator>LibreOffice/4.2.4.2$Linux_X86_64 LibreOffice_project/420m0$Build-2</meta:generator>
    <dc:date>2014-07-21T15:43:19.484539629</dc:date>
    <meta:document-statistic meta:table-count="0" meta:image-count="0" meta:object-count="0" meta:page-count="1" meta:paragraph-count="12" meta:word-count="293" meta:character-count="1742" meta:non-whitespace-character-count="1457"/>
  </office:meta>
</office:document-meta>
</file>